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354in" table:align="left"/>
    </style:style>
    <style:style style:name="Table1.A" style:family="table-column">
      <style:table-column-properties style:column-width="0.9083in"/>
    </style:style>
    <style:style style:name="Table1.B" style:family="table-column">
      <style:table-column-properties style:column-width="4.82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📌 Project Title: <text:span text:style-name="Strong_20_Emphasis">Sentiment Analysis on IMDb Movie Reviews</text:span></text:h>
      <text:h text:style-name="Heading_20_3" text:outline-level="3">🧠 Objective:</text:h>
      <text:p text:style-name="Text_20_body">To train a neural network model that can classify movie reviews as <text:span text:style-name="Strong_20_Emphasis">positive</text:span> or <text:span text:style-name="Strong_20_Emphasis">negative</text:span> based on the sentiment expressed in the text using the IMDb dataset.</text:p>
      <text:p text:style-name="Horizontal_20_Line"/>
      <text:h text:style-name="Heading_20_3" text:outline-level="3">📂 Project Structure:</text:h>
      <text:list text:style-name="L1">
        <text:list-item>
          <text:p text:style-name="P1"><text:span text:style-name="Strong_20_Emphasis">Training Part</text:span></text:p>
          <text:list>
            <text:list-item>
              <text:p text:style-name="P1">Loads and preprocesses the IMDb dataset.</text:p>
            </text:list-item>
            <text:list-item>
              <text:p text:style-name="P1">Builds and trains a neural network model using <text:span text:style-name="Source_20_Text">Embedding</text:span>, <text:span text:style-name="Source_20_Text">SimpleRNN</text:span>, and <text:span text:style-name="Source_20_Text">LSTM</text:span> layers.</text:p>
            </text:list-item>
            <text:list-item>
              <text:p text:style-name="P1">Evaluates the model on a separate test set.</text:p>
            </text:list-item>
          </text:list>
        </text:list-item>
        <text:list-item>
          <text:p text:style-name="P1"><text:span text:style-name="Strong_20_Emphasis">Testing Part (User Input)</text:span></text:p>
          <text:list>
            <text:list-item>
              <text:p text:style-name="P1">Allows a user to input a custom review.</text:p>
            </text:list-item>
            <text:list-item>
              <text:p text:style-name="P1">Preprocesses the input using the same vocabulary as the training data.</text:p>
            </text:list-item>
            <text:list-item>
              <text:p text:style-name="P1">Predicts the sentiment (positive or negative) of the input.</text:p>
            </text:list-item>
          </text:list>
        </text:list-item>
      </text:list>
      <text:p text:style-name="Horizontal_20_Line"/>
      <text:h text:style-name="Heading_20_3" text:outline-level="3">📦 Dataset:</text:h>
      <text:p text:style-name="Text_20_body"><text:span text:style-name="Strong_20_Emphasis">IMDb Movie Reviews</text:span> – Provided by TensorFlow (<text:span text:style-name="Source_20_Text">keras.datasets.imdb</text:span>)</text:p>
      <text:list text:style-name="L2">
        <text:list-item>
          <text:p text:style-name="P2">Contains 50,000 labeled movie reviews (25,000 training + 25,000 test)</text:p>
        </text:list-item>
        <text:list-item>
          <text:p text:style-name="P2">Labels: <text:span text:style-name="Source_20_Text">1</text:span> = positive, <text:span text:style-name="Source_20_Text">0</text:span> = negative</text:p>
        </text:list-item>
        <text:list-item>
          <text:p text:style-name="P2">Vocabulary limited to the top <text:span text:style-name="Strong_20_Emphasis">10,000 most frequent words</text:span></text:p>
        </text:list-item>
      </text:list>
      <text:p text:style-name="Horizontal_20_Line"/>
      <text:h text:style-name="Heading_20_3" text:outline-level="3">⚙️ Model Architecture: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Embedding</text:p>
          </table:table-cell>
          <table:table-cell table:style-name="Table1.A1" office:value-type="string">
            <text:p text:style-name="Table_20_Contents">Converts integer-encoded words into dense 42-dimensional vectors.</text:p>
          </table:table-cell>
        </table:table-row>
        <table:table-row>
          <table:table-cell table:style-name="Table1.A1" office:value-type="string">
            <text:p text:style-name="Table_20_Contents">SimpleRNN</text:p>
          </table:table-cell>
          <table:table-cell table:style-name="Table1.A1" office:value-type="string">
            <text:p text:style-name="Table_20_Contents">Captures short-term sequential patterns. Returns full sequence.</text:p>
          </table:table-cell>
        </table:table-row>
        <table:table-row>
          <table:table-cell table:style-name="Table1.A1" office:value-type="string">
            <text:p text:style-name="Table_20_Contents">LSTM</text:p>
          </table:table-cell>
          <table:table-cell table:style-name="Table1.A1" office:value-type="string">
            <text:p text:style-name="Table_20_Contents">Captures long-term dependencies in the sequence.</text:p>
          </table:table-cell>
        </table:table-row>
        <table:table-row>
          <table:table-cell table:style-name="Table1.A1" office:value-type="string">
            <text:p text:style-name="Table_20_Contents">Dense</text:p>
          </table:table-cell>
          <table:table-cell table:style-name="Table1.A1" office:value-type="string">
            <text:p text:style-name="Table_20_Contents">Outputs a single probability between 0 and 1 using a sigmoid function.</text:p>
          </table:table-cell>
        </table:table-row>
      </table:table>
      <text:p text:style-name="Standard"/>
      <text:h text:style-name="Heading_20_3" text:outline-level="3">🔍 Key Concepts Used:</text:h>
      <text:list text:style-name="L3">
        <text:list-item>
          <text:p text:style-name="P3"><text:span text:style-name="Strong_20_Emphasis">Tokenization</text:span>: Each word is converted to an integer ID using the IMDb vocabulary.</text:p>
        </text:list-item>
        <text:list-item>
          <text:p text:style-name="P3"><text:soft-page-break/><text:span text:style-name="Strong_20_Emphasis">Padding</text:span>: Sentences are padded to a fixed length (<text:span text:style-name="Source_20_Text">max_words = 195</text:span>) for uniform input shape.</text:p>
        </text:list-item>
        <text:list-item>
          <text:p text:style-name="P3"><text:span text:style-name="Strong_20_Emphasis">Recurrent Neural Networks</text:span>: The model uses RNN and LSTM layers to understand sequential data (text).</text:p>
        </text:list-item>
        <text:list-item>
          <text:p text:style-name="P3"><text:span text:style-name="Strong_20_Emphasis">Binary Classification</text:span>: The output layer uses sigmoid to classify sentiment as positive (1) or negative (0).</text:p>
        </text:list-item>
      </text:list>
      <text:p text:style-name="Horizontal_20_Line"/>
      <text:h text:style-name="Heading_20_3" text:outline-level="3">🚀 Training:</text:h>
      <text:list text:style-name="L4">
        <text:list-item>
          <text:p text:style-name="P4">Optimizer: <text:span text:style-name="Source_20_Text">Adam</text:span></text:p>
        </text:list-item>
        <text:list-item>
          <text:p text:style-name="P4">Loss Function: <text:span text:style-name="Source_20_Text">Binary Crossentropy</text:span></text:p>
        </text:list-item>
        <text:list-item>
          <text:p text:style-name="P4">Metrics: <text:span text:style-name="Source_20_Text">Accuracy</text:span></text:p>
        </text:list-item>
        <text:list-item>
          <text:p text:style-name="P4">Epochs: <text:span text:style-name="Source_20_Text">5</text:span></text:p>
        </text:list-item>
        <text:list-item>
          <text:p text:style-name="P4">Batch Size: <text:span text:style-name="Source_20_Text">64</text:span></text:p>
        </text:list-item>
        <text:list-item>
          <text:p text:style-name="P4">Validation Split: <text:span text:style-name="Source_20_Text">20%</text:span> of training data</text:p>
        </text:list-item>
      </text:list>
      <text:p text:style-name="Horizontal_20_Line"/>
      <text:h text:style-name="Heading_20_3" text:outline-level="3">🧪 Testing (User Input):</text:h>
      <text:list text:style-name="L5">
        <text:list-item>
          <text:p text:style-name="P5">The user types a review.</text:p>
        </text:list-item>
        <text:list-item>
          <text:p text:style-name="P5">The review is preprocessed:</text:p>
          <text:list>
            <text:list-item>
              <text:p text:style-name="P5">Lowercased</text:p>
            </text:list-item>
            <text:list-item>
              <text:p text:style-name="P5">Tokenized based on the IMDb word index</text:p>
            </text:list-item>
            <text:list-item>
              <text:p text:style-name="P5">Padded to match training input shape</text:p>
            </text:list-item>
          </text:list>
        </text:list-item>
        <text:list-item>
          <text:p text:style-name="P5">The model predicts the sentiment, which is printed along with the confidence score.</text:p>
        </text:list-item>
      </text:list>
      <text:p text:style-name="Horizontal_20_Line"/>
      <text:h text:style-name="Heading_20_3" text:outline-level="3">✅ Example Output:</text:h>
      <text:p text:style-name="Standard">Enter The sentence: this movie was fantastic and well-directed</text:p>
      <text:p text:style-name="Standard">🌟 Positive Review! (0.89)</text:p>
      <text:p text:style-name="Standard"/>
      <text:h text:style-name="Heading_20_3" text:outline-level="3">📌 Notes:</text:h>
      <text:list text:style-name="L6">
        <text:list-item>
          <text:p text:style-name="P6">Only the top 10,000 words are used from the vocabulary.</text:p>
        </text:list-item>
        <text:list-item>
          <text:p text:style-name="P6">Words not found in the vocabulary are replaced with token <text:span text:style-name="Source_20_Text">2</text:span> (unknown).</text:p>
        </text:list-item>
        <text:list-item>
          <text:p text:style-name="P6">The first 3 indexes in IMDb data are reserved for special tokens (<text:span text:style-name="Source_20_Text">&lt;PAD&gt;</text:span>, <text:span text:style-name="Source_20_Text">&lt;START&gt;</text:span>, <text:span text:style-name="Source_20_Text">&lt;UNK&gt;</text:span>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07:01:07.765485911</meta:creation-date>
    <dc:date>2025-07-28T07:02:08.618960596</dc:date>
    <meta:editing-duration>PT1M2S</meta:editing-duration>
    <meta:editing-cycles>1</meta:editing-cycles>
    <meta:document-statistic meta:table-count="1" meta:image-count="0" meta:object-count="0" meta:page-count="2" meta:paragraph-count="54" meta:word-count="387" meta:character-count="2296" meta:non-whitespace-character-count="1992"/>
    <meta:generator>LibreOffice/24.2.7.2$Linux_X86_64 LibreOffice_project/420$Build-2</meta:generator>
  </office:meta>
</office:document-meta>
</file>